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fo:background-color="#e9fbe5">
        <style:background-image/>
      </style:table-properties>
    </style:style>
    <style:style style:name="Table1.A" style:family="table-column">
      <style:table-column-properties style:column-width="3.3826in"/>
    </style:style>
    <style:style style:name="Table1.B" style:family="table-column">
      <style:table-column-properties style:column-width="3.5424in"/>
    </style:style>
    <style:style style:name="Table1.A1" style:family="table-cell">
      <style:table-cell-properties style:vertical-align="middle" fo:padding="0.0194in" fo:border="none"/>
    </style:style>
    <style:style style:name="P1" style:family="paragraph" style:parent-style-name="Heading_20_3">
      <style:paragraph-properties fo:margin-left="0in" fo:margin-right="0in" fo:orphans="2" fo:widows="2" fo:text-indent="0in" style:auto-text-indent="false"/>
    </style:style>
    <style:style style:name="P2" style:family="paragraph" style:parent-style-name="Text_20_body" style:list-style-name="L1">
      <style:paragraph-properties fo:orphans="2" fo:widows="2"/>
      <style:text-properties fo:font-variant="normal" fo:text-transform="none" fo:color="#000000" style:font-name="Times New Roman1" fo:font-size="14pt" fo:letter-spacing="normal" fo:font-style="normal" fo:font-weight="normal"/>
    </style:style>
    <style:style style:name="P3" style:family="paragraph" style:parent-style-name="Text_20_body" style:list-style-name="L2">
      <style:paragraph-properties fo:orphans="2" fo:widows="2"/>
      <style:text-properties fo:font-variant="normal" fo:text-transform="none" fo:color="#000000" style:font-name="Times New Roman1" fo:font-size="14pt" fo:letter-spacing="normal" fo:font-style="normal" fo:font-weight="normal"/>
    </style:style>
    <style:style style:name="P4" style:family="paragraph" style:parent-style-name="Text_20_body" style:list-style-name="L3">
      <style:paragraph-properties fo:orphans="2" fo:widows="2"/>
      <style:text-properties fo:font-variant="normal" fo:text-transform="none" fo:color="#000000" style:font-name="Times New Roman1" fo:font-size="14pt" fo:letter-spacing="normal" fo:font-style="normal" fo:font-weight="normal"/>
    </style:style>
    <style:style style:name="P5" style:family="paragraph" style:parent-style-name="Text_20_body" style:list-style-name="L4">
      <style:paragraph-properties fo:orphans="2" fo:widows="2"/>
      <style:text-properties fo:font-variant="normal" fo:text-transform="none" fo:color="#000000" style:font-name="Times New Roman1" fo:font-size="14pt" fo:letter-spacing="normal" fo:font-style="normal" fo:font-weight="normal"/>
    </style:style>
    <style:style style:name="P6" style:family="paragraph" style:parent-style-name="Text_20_body" style:list-style-name="L5">
      <style:paragraph-properties fo:orphans="2" fo:widows="2"/>
      <style:text-properties fo:font-variant="normal" fo:text-transform="none" fo:color="#000000" style:font-name="Times New Roman1" fo:font-size="14pt" fo:letter-spacing="normal" fo:font-style="normal" fo:font-weight="normal"/>
    </style:style>
    <style:style style:name="P7" style:family="paragraph" style:parent-style-name="Text_20_body" style:list-style-name="L6">
      <style:paragraph-properties fo:orphans="2" fo:widows="2"/>
      <style:text-properties fo:font-variant="normal" fo:text-transform="none" fo:color="#000000" style:font-name="Times New Roman1" fo:font-size="14pt" fo:letter-spacing="normal" fo:font-style="normal" fo:font-weight="normal"/>
    </style:style>
    <style:style style:name="P8" style:family="paragraph" style:parent-style-name="Text_20_body" style:list-style-name="L7">
      <style:paragraph-properties fo:orphans="2" fo:widows="2"/>
      <style:text-properties fo:font-variant="normal" fo:text-transform="none" fo:color="#000000" style:font-name="Times New Roman1" fo:font-size="14pt" fo:letter-spacing="normal" fo:font-style="normal" fo:font-weight="normal"/>
    </style:style>
    <style:style style:name="P9" style:family="paragraph" style:parent-style-name="Text_20_body" style:list-style-name="L8">
      <style:paragraph-properties fo:orphans="2" fo:widows="2"/>
      <style:text-properties fo:font-variant="normal" fo:text-transform="none" fo:color="#000000" style:font-name="Times New Roman1" fo:font-size="14pt" fo:letter-spacing="normal" fo:font-style="normal" fo:font-weight="normal"/>
    </style:style>
    <style:style style:name="P10" style:family="paragraph" style:parent-style-name="Text_20_body" style:list-style-name="L9">
      <style:paragraph-properties fo:orphans="2" fo:widows="2"/>
      <style:text-properties fo:font-variant="normal" fo:text-transform="none" fo:color="#000000" style:font-name="Times New Roman1" fo:font-size="14pt" fo:letter-spacing="normal" fo:font-style="normal" fo:font-weight="normal"/>
    </style:style>
    <style:style style:name="P11" style:family="paragraph" style:parent-style-name="Text_20_body" style:list-style-name="L10">
      <style:paragraph-properties fo:orphans="2" fo:widows="2"/>
      <style:text-properties fo:font-variant="normal" fo:text-transform="none" fo:color="#000000" style:font-name="Times New Roman1" fo:font-size="14pt" fo:letter-spacing="normal" fo:font-style="normal" fo:font-weight="normal"/>
    </style:style>
    <style:style style:name="P12" style:family="paragraph" style:parent-style-name="Text_20_body" style:list-style-name="L11">
      <style:paragraph-properties fo:orphans="2" fo:widows="2"/>
      <style:text-properties fo:font-variant="normal" fo:text-transform="none" fo:color="#000000" style:font-name="Times New Roman1" fo:font-size="14pt" fo:letter-spacing="normal" fo:font-style="normal" fo:font-weight="normal"/>
    </style:style>
    <style:style style:name="P13" style:family="paragraph" style:parent-style-name="Text_20_body" style:list-style-name="L12">
      <style:paragraph-properties fo:orphans="2" fo:widows="2"/>
      <style:text-properties fo:font-variant="normal" fo:text-transform="none" fo:color="#000000" style:font-name="Times New Roman1" fo:font-size="14pt" fo:letter-spacing="normal" fo:font-style="normal" fo:font-weight="normal"/>
    </style:style>
    <style:style style:name="P14" style:family="paragraph" style:parent-style-name="Text_20_body" style:list-style-name="L13">
      <style:paragraph-properties fo:orphans="2" fo:widows="2"/>
      <style:text-properties fo:font-variant="normal" fo:text-transform="none" fo:color="#000000" style:font-name="Times New Roman1" fo:font-size="14pt" fo:letter-spacing="normal" fo:font-style="normal" fo:font-weight="normal"/>
    </style:style>
    <style:style style:name="P15" style:family="paragraph" style:parent-style-name="Text_20_body" style:list-style-name="L14">
      <style:paragraph-properties fo:orphans="2" fo:widows="2"/>
      <style:text-properties fo:font-variant="normal" fo:text-transform="none" fo:color="#000000" style:font-name="Times New Roman1" fo:font-size="14pt" fo:letter-spacing="normal" fo:font-style="normal" fo:font-weight="normal"/>
    </style:style>
    <style:style style:name="P16" style:family="paragraph" style:parent-style-name="Text_20_body" style:list-style-name="L15">
      <style:paragraph-properties fo:orphans="2" fo:widows="2"/>
      <style:text-properties fo:font-variant="normal" fo:text-transform="none" fo:color="#000000" style:font-name="Times New Roman1" fo:font-size="14pt" fo:letter-spacing="normal" fo:font-style="normal" fo:font-weight="normal"/>
    </style:style>
    <style:style style:name="P17" style:family="paragraph" style:parent-style-name="Text_20_body" style:list-style-name="L16">
      <style:paragraph-properties fo:orphans="2" fo:widows="2"/>
      <style:text-properties fo:font-variant="normal" fo:text-transform="none" fo:color="#000000" style:font-name="Times New Roman1" fo:font-size="14pt" fo:letter-spacing="normal" fo:font-style="normal" fo:font-weight="normal"/>
    </style:style>
    <style:style style:name="P18" style:family="paragraph" style:parent-style-name="Text_20_body" style:list-style-name="L17">
      <style:paragraph-properties fo:orphans="2" fo:widows="2"/>
      <style:text-properties fo:font-variant="normal" fo:text-transform="none" fo:color="#000000" style:font-name="Times New Roman1" fo:font-size="14pt" fo:letter-spacing="normal" fo:font-style="normal" fo:font-weight="normal"/>
    </style:style>
    <style:style style:name="P19" style:family="paragraph" style:parent-style-name="Text_20_body" style:list-style-name="L18">
      <style:paragraph-properties fo:orphans="2" fo:widows="2"/>
      <style:text-properties fo:font-variant="normal" fo:text-transform="none" fo:color="#000000" style:font-name="Times New Roman1" fo:font-size="14pt" fo:letter-spacing="normal" fo:font-style="normal" fo:font-weight="normal"/>
    </style:style>
    <style:style style:name="P20" style:family="paragraph" style:parent-style-name="Text_20_body" style:list-style-name="L19">
      <style:paragraph-properties fo:orphans="2" fo:widows="2"/>
      <style:text-properties fo:font-variant="normal" fo:text-transform="none" fo:color="#000000" style:font-name="Times New Roman1" fo:font-size="14pt" fo:letter-spacing="normal" fo:font-style="normal" fo:font-weight="normal"/>
    </style:style>
    <style:style style:name="P21" style:family="paragraph" style:parent-style-name="Text_20_body" style:list-style-name="L20">
      <style:paragraph-properties fo:orphans="2" fo:widows="2"/>
      <style:text-properties fo:font-variant="normal" fo:text-transform="none" fo:color="#000000" style:font-name="Times New Roman1" fo:font-size="14pt" fo:letter-spacing="normal" fo:font-style="normal" fo:font-weight="normal"/>
    </style:style>
    <style:style style:name="P22" style:family="paragraph" style:parent-style-name="Text_20_body" style:list-style-name="L21">
      <style:paragraph-properties fo:orphans="2" fo:widows="2"/>
      <style:text-properties fo:font-variant="normal" fo:text-transform="none" fo:color="#000000" style:font-name="Times New Roman1" fo:font-size="14pt" fo:letter-spacing="normal" fo:font-style="normal" fo:font-weight="normal"/>
    </style:style>
    <style:style style:name="P23" style:family="paragraph" style:parent-style-name="Text_20_body" style:list-style-name="L22">
      <style:paragraph-properties fo:orphans="2" fo:widows="2"/>
      <style:text-properties fo:font-variant="normal" fo:text-transform="none" fo:color="#000000" style:font-name="Times New Roman1" fo:font-size="14pt" fo:letter-spacing="normal" fo:font-style="normal" fo:font-weight="normal"/>
    </style:style>
    <style:style style:name="P24" style:family="paragraph" style:parent-style-name="Text_20_body" style:list-style-name="L23">
      <style:paragraph-properties fo:orphans="2" fo:widows="2"/>
      <style:text-properties fo:font-variant="normal" fo:text-transform="none" fo:color="#000000" style:font-name="Times New Roman1" fo:font-size="14pt" fo:letter-spacing="normal" fo:font-style="normal" fo:font-weight="normal"/>
    </style:style>
    <style:style style:name="P25" style:family="paragraph" style:parent-style-name="Text_20_body" style:list-style-name="L24">
      <style:paragraph-properties fo:orphans="2" fo:widows="2"/>
      <style:text-properties fo:font-variant="normal" fo:text-transform="none" fo:color="#000000" style:font-name="Times New Roman1" fo:font-size="14pt" fo:letter-spacing="normal" fo:font-style="normal" fo:font-weight="normal"/>
    </style:style>
    <style:style style:name="P26" style:family="paragraph" style:parent-style-name="Text_20_body" style:list-style-name="L25">
      <style:paragraph-properties fo:orphans="2" fo:widows="2"/>
      <style:text-properties fo:font-variant="normal" fo:text-transform="none" fo:color="#000000" style:font-name="Times New Roman1" fo:font-size="14pt" fo:letter-spacing="normal" fo:font-style="normal" fo:font-weight="normal"/>
    </style:style>
    <style:style style:name="P27" style:family="paragraph" style:parent-style-name="Text_20_body" style:list-style-name="L26">
      <style:paragraph-properties fo:orphans="2" fo:widows="2"/>
      <style:text-properties fo:font-variant="normal" fo:text-transform="none" fo:color="#000000" style:font-name="Times New Roman1" fo:font-size="14pt" fo:letter-spacing="normal" fo:font-style="normal" fo:font-weight="normal"/>
    </style:style>
    <style:style style:name="P28" style:family="paragraph" style:parent-style-name="Text_20_body" style:list-style-name="L27">
      <style:paragraph-properties fo:orphans="2" fo:widows="2"/>
      <style:text-properties fo:font-variant="normal" fo:text-transform="none" fo:color="#000000" style:font-name="Times New Roman1" fo:font-size="14pt" fo:letter-spacing="normal" fo:font-style="normal" fo:font-weight="normal"/>
    </style:style>
    <style:style style:name="P29" style:family="paragraph" style:parent-style-name="Text_20_body" style:list-style-name="L28">
      <style:paragraph-properties fo:orphans="2" fo:widows="2"/>
      <style:text-properties fo:font-variant="normal" fo:text-transform="none" fo:color="#000000" style:font-name="Times New Roman1" fo:font-size="14pt" fo:letter-spacing="normal" fo:font-style="normal" fo:font-weight="normal"/>
    </style:style>
    <style:style style:name="P30" style:family="paragraph" style:parent-style-name="Text_20_body" style:list-style-name="L29">
      <style:paragraph-properties fo:orphans="2" fo:widows="2"/>
      <style:text-properties fo:font-variant="normal" fo:text-transform="none" fo:color="#000000" style:font-name="Times New Roman1" fo:font-size="14pt" fo:letter-spacing="normal" fo:font-style="normal" fo:font-weight="normal"/>
    </style:style>
    <style:style style:name="P31" style:family="paragraph" style:parent-style-name="Text_20_body" style:list-style-name="L30">
      <style:paragraph-properties fo:orphans="2" fo:widows="2"/>
      <style:text-properties fo:font-variant="normal" fo:text-transform="none" fo:color="#000000" style:font-name="Times New Roman1" fo:font-size="14pt" fo:letter-spacing="normal" fo:font-style="normal" fo:font-weight="normal"/>
    </style:style>
    <style:style style:name="P32" style:family="paragraph" style:parent-style-name="Text_20_body" style:list-style-name="L31">
      <style:paragraph-properties fo:orphans="2" fo:widows="2"/>
      <style:text-properties fo:font-variant="normal" fo:text-transform="none" fo:color="#000000" style:font-name="Times New Roman1" fo:font-size="14pt" fo:letter-spacing="normal" fo:font-style="normal" fo:font-weight="normal"/>
    </style:style>
    <style:style style:name="P33" style:family="paragraph" style:parent-style-name="Text_20_body" style:list-style-name="L32">
      <style:paragraph-properties fo:orphans="2" fo:widows="2"/>
      <style:text-properties fo:font-variant="normal" fo:text-transform="none" fo:color="#000000" style:font-name="Times New Roman1" fo:font-size="14pt" fo:letter-spacing="normal" fo:font-style="normal" fo:font-weight="normal"/>
    </style:style>
    <style:style style:name="P34" style:family="paragraph" style:parent-style-name="Text_20_body" style:list-style-name="L33">
      <style:paragraph-properties fo:orphans="2" fo:widows="2"/>
    </style:style>
    <style:style style:name="P35"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36"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37" style:family="paragraph" style:parent-style-name="Text_20_body">
      <style:paragraph-properties fo:margin-left="0in" fo:margin-right="0in" fo:orphans="2" fo:widows="2" fo:text-indent="0in" style:auto-text-indent="false"/>
    </style:style>
    <style:style style:name="P38" style:family="paragraph" style:parent-style-name="Text_20_body" style:list-style-name="L1">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39" style:family="paragraph" style:parent-style-name="Text_20_body" style:list-style-name="L2">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40" style:family="paragraph" style:parent-style-name="Text_20_body" style:list-style-name="L3">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41" style:family="paragraph" style:parent-style-name="Text_20_body" style:list-style-name="L4">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42" style:family="paragraph" style:parent-style-name="Text_20_body" style:list-style-name="L5">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43" style:family="paragraph" style:parent-style-name="Text_20_body" style:list-style-name="L6">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44" style:family="paragraph" style:parent-style-name="Text_20_body" style:list-style-name="L7">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45" style:family="paragraph" style:parent-style-name="Text_20_body" style:list-style-name="L8">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46" style:family="paragraph" style:parent-style-name="Text_20_body" style:list-style-name="L9">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47" style:family="paragraph" style:parent-style-name="Text_20_body" style:list-style-name="L10">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48" style:family="paragraph" style:parent-style-name="Text_20_body" style:list-style-name="L11">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49" style:family="paragraph" style:parent-style-name="Text_20_body" style:list-style-name="L12">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50" style:family="paragraph" style:parent-style-name="Text_20_body" style:list-style-name="L13">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51" style:family="paragraph" style:parent-style-name="Text_20_body" style:list-style-name="L14">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52" style:family="paragraph" style:parent-style-name="Text_20_body" style:list-style-name="L15">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53" style:family="paragraph" style:parent-style-name="Text_20_body" style:list-style-name="L16">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54" style:family="paragraph" style:parent-style-name="Text_20_body" style:list-style-name="L17">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55" style:family="paragraph" style:parent-style-name="Text_20_body" style:list-style-name="L18">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56" style:family="paragraph" style:parent-style-name="Text_20_body" style:list-style-name="L19">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57" style:family="paragraph" style:parent-style-name="Text_20_body" style:list-style-name="L20">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58" style:family="paragraph" style:parent-style-name="Text_20_body" style:list-style-name="L21">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59" style:family="paragraph" style:parent-style-name="Text_20_body" style:list-style-name="L22">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60" style:family="paragraph" style:parent-style-name="Text_20_body" style:list-style-name="L23">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61" style:family="paragraph" style:parent-style-name="Text_20_body" style:list-style-name="L24">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62" style:family="paragraph" style:parent-style-name="Text_20_body" style:list-style-name="L25">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63" style:family="paragraph" style:parent-style-name="Text_20_body" style:list-style-name="L26">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64" style:family="paragraph" style:parent-style-name="Text_20_body" style:list-style-name="L27">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65" style:family="paragraph" style:parent-style-name="Text_20_body" style:list-style-name="L28">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66" style:family="paragraph" style:parent-style-name="Text_20_body" style:list-style-name="L29">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67" style:family="paragraph" style:parent-style-name="Text_20_body" style:list-style-name="L30">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68" style:family="paragraph" style:parent-style-name="Text_20_body" style:list-style-name="L31">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69" style:family="paragraph" style:parent-style-name="Text_20_body" style:list-style-name="L32">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70" style:family="paragraph" style:parent-style-name="Text_20_body" style:list-style-name="L33">
      <style:paragraph-properties fo:margin-top="0in" fo:margin-bottom="0in" fo:orphans="2" fo:widows="2"/>
    </style:style>
    <style:style style:name="T1" style:family="text">
      <style:text-properties style:font-name="Times New Roman1" fo:font-size="14pt" fo:font-style="normal" fo:font-weight="normal"/>
    </style:style>
    <style:style style:name="T2" style:family="text">
      <style:text-properties fo:font-variant="normal" fo:text-transform="none" fo:color="#000000" style:font-name="Times New Roman1" fo:letter-spacing="normal" fo:font-style="normal"/>
    </style:style>
    <style:style style:name="T3" style:family="text">
      <style:text-properties fo:font-variant="normal" fo:text-transform="none" fo:color="#000000" style:font-name="Times New Roman1" fo:font-size="14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What_is_Computer_Network"/><text:span text:style-name="Strong_20_Emphasis"><text:span text:style-name="T2">What is Computer Network?</text:span></text:span></text:h>
      <text:p text:style-name="P35">“<text:span text:style-name="T1">A computer Network is group of connected devices such as Computer, Laptop, Printers, and Scanners, Mobiles devices, which can communicate with each other and share hardware and software resources.”</text:span></text:p>
      <text:p text:style-name="Text_20_body"><draw:frame draw:style-name="fr1" draw:name="graphics1" text:anchor-type="as-char" svg:width="6.0728in" svg:height="2.3543in" draw:z-index="0"><draw:image xlink:href="https://i0.wp.com/techtipnow.in/wp-content/uploads/2021/05/computer-network-image.png?resize=583%2C226&amp;ssl=1" xlink:type="simple" xlink:show="embed" xlink:actuate="onLoad"/></draw:frame></text:p>
      <text:p text:style-name="P37"><text:span text:style-name="Strong_20_Emphasis"><text:span text:style-name="T3">Advantages of Computer Network | Uses of Computer Network</text:span></text:span></text:p>
      <text:list xml:id="list7118371280321900651" text:style-name="L1">
        <text:list-item>
          <text:p text:style-name="P38">Resource Sharing: Computer Network allows sharing of resources such as-</text:p>
          <text:list>
            <text:list-item>
              <text:p text:style-name="P38">Hardware Resources: Printer, Scanner, Photocopier, CD Drive etc.</text:p>
            </text:list-item>
            <text:list-item>
              <text:p text:style-name="P38">Software Resources: ERPs, Open Source Software etc.</text:p>
            </text:list-item>
            <text:list-item>
              <text:p text:style-name="P38">Information Sharing: File Sharing like documents, sheets, reports etc.</text:p>
            </text:list-item>
          </text:list>
        </text:list-item>
        <text:list-item>
          <text:p text:style-name="P38">Increase Storage Capacity: Usually Server of Computer Network have large storage capacity. Total Storage capacity of each node of Computer Network also increases storage capacity.</text:p>
        </text:list-item>
        <text:list-item>
          <text:p text:style-name="P38">Cost Efficient: Computer Networks are cost effective as we can share one resource to many.</text:p>
        </text:list-item>
        <text:list-item>
          <text:p text:style-name="P38">Collective User Interaction (Multi User Environment) : Computer Network allows many user to work together simultaneously in a project and as a result a lot of time and effort is saved.</text:p>
        </text:list-item>
        <text:list-item>
          <text:p text:style-name="P2">Improved Communication and Information availability: Due to WAN (Internet) people across different location can instantly get and share any information at any point of time.</text:p>
        </text:list-item>
      </text:list>
      <text:h text:style-name="P1" text:outline-level="3"><text:bookmark text:name="Evolution_of_Networking"/><text:soft-page-break/><text:span text:style-name="Strong_20_Emphasis"><text:span text:style-name="T2">Evolution of Networking</text:span></text:span></text:h>
      <text:p text:style-name="Text_20_body"><draw:frame draw:style-name="fr1" draw:name="graphics2" text:anchor-type="as-char" svg:width="7.9791in" svg:height="6.6563in" draw:z-index="1"><draw:image xlink:href="https://i0.wp.com/techtipnow.in/wp-content/uploads/2022/11/evolution-of-networking.png?resize=766%2C639&amp;ssl=1" xlink:type="simple" xlink:show="embed" xlink:actuate="onLoad"/></draw:frame></text:p>
      <text:h text:style-name="P1" text:outline-level="3"><text:bookmark text:name="Types_of_Computer_Network"/><text:span text:style-name="Strong_20_Emphasis"><text:span text:style-name="T2">Types of Computer Network</text:span></text:span></text:h>
      <text:list xml:id="list8144539446523148419" text:style-name="L2">
        <text:list-item>
          <text:p text:style-name="P39">Local Area Network</text:p>
        </text:list-item>
        <text:list-item>
          <text:p text:style-name="P39">Metropolitan Area Network</text:p>
        </text:list-item>
        <text:list-item>
          <text:p text:style-name="P39">Wide Area Network</text:p>
        </text:list-item>
        <text:list-item>
          <text:p text:style-name="P3">Personal Area Network</text:p>
        </text:list-item>
      </text:list>
      <text:p text:style-name="P37"><text:span text:style-name="Strong_20_Emphasis"><text:span text:style-name="T3">Local Area Network</text:span></text:span></text:p>
      <text:p text:style-name="P36">A Local Area Network is a collection of interconnected Computers and its associated devices that are located in a close proximity.</text:p>
      <text:p text:style-name="Text_20_body"><text:soft-page-break/><draw:frame draw:style-name="fr1" draw:name="graphics3" text:anchor-type="as-char" svg:width="2.198in" svg:height="1.8854in" draw:z-index="2"><draw:image xlink:href="https://i0.wp.com/techtipnow.in/wp-content/uploads/2021/05/Local-Area-Network-image.png?resize=211%2C181&amp;ssl=1" xlink:type="simple" xlink:show="embed" xlink:actuate="onLoad"/></draw:frame></text:p>
      <text:p text:style-name="P37"><text:span text:style-name="Strong_20_Emphasis"><text:span text:style-name="T3">Characteristics of LAN</text:span></text:span></text:p>
      <text:list xml:id="list5852102637796588792" text:style-name="L3">
        <text:list-item>
          <text:p text:style-name="P40">LAN Occupies small area not more than 1-5kms.</text:p>
        </text:list-item>
        <text:list-item>
          <text:p text:style-name="P40">Usually operated or owned by single person</text:p>
        </text:list-item>
        <text:list-item>
          <text:p text:style-name="P40">Speed of data transfer is high as compare to other networks.</text:p>
        </text:list-item>
        <text:list-item>
          <text:p text:style-name="P4">Easy Installation and Maintenance</text:p>
        </text:list-item>
      </text:list>
      <text:p text:style-name="P37"><text:span text:style-name="Strong_20_Emphasis"><text:span text:style-name="T3">Metropolitan Area Network</text:span></text:span></text:p>
      <text:p text:style-name="P36">A Metropolitan Area Network is a collection of interconnected Computers and its associated devices that are located at one Geographic location such as multiple office building in a city.</text:p>
      <text:p text:style-name="Text_20_body"><draw:frame draw:style-name="fr1" draw:name="graphics4" text:anchor-type="as-char" svg:width="4.4272in" svg:height="3.1772in" draw:z-index="3"><draw:image xlink:href="https://i0.wp.com/techtipnow.in/wp-content/uploads/2021/05/metropolitan-area-network-man-image.png?resize=425%2C305&amp;ssl=1" xlink:type="simple" xlink:show="embed" xlink:actuate="onLoad"/></draw:frame></text:p>
      <text:p text:style-name="P37"><text:span text:style-name="Strong_20_Emphasis"><text:span text:style-name="T3">Characteristics of MAN</text:span></text:span></text:p>
      <text:list xml:id="list603884906124494141" text:style-name="L4">
        <text:list-item>
          <text:p text:style-name="P41">MAN Occupies area between 5 to 50 kilometers.</text:p>
        </text:list-item>
        <text:list-item>
          <text:p text:style-name="P41">Usually operated or owned by consortium of people or an organization provides services.</text:p>
        </text:list-item>
        <text:list-item>
          <text:p text:style-name="P41">It often acts as high speed network.</text:p>
        </text:list-item>
        <text:list-item>
          <text:p text:style-name="P41">MAN may be public.</text:p>
        </text:list-item>
        <text:list-item>
          <text:p text:style-name="P5">Examples- Municipal Offices network, Police Station network etc.</text:p>
        </text:list-item>
      </text:list>
      <text:p text:style-name="P37"><text:soft-page-break/><text:span text:style-name="Strong_20_Emphasis"><text:span text:style-name="T3">Wide Area Network</text:span></text:span></text:p>
      <text:p text:style-name="P36">A Wide Area Network is a collection of interconnected Computers and its associated devices that are located at different Geographic location such as different cities, states or countries. It is a large computer network such as two or more LANs.</text:p>
      <text:p text:style-name="Text_20_body"><draw:frame draw:style-name="fr1" draw:name="graphics5" text:anchor-type="as-char" svg:width="4.1665in" svg:height="2.9165in" draw:z-index="4"><draw:image xlink:href="https://i0.wp.com/techtipnow.in/wp-content/uploads/2021/05/wide-area-network-wan-image.png?resize=400%2C280&amp;ssl=1" xlink:type="simple" xlink:show="embed" xlink:actuate="onLoad"/></draw:frame></text:p>
      <text:p text:style-name="P37"><text:span text:style-name="Strong_20_Emphasis"><text:span text:style-name="T3">Characteristics of WAN</text:span></text:span></text:p>
      <text:list xml:id="list9017825598564029469" text:style-name="L5">
        <text:list-item>
          <text:p text:style-name="P42">WAN covers very long distance area.</text:p>
        </text:list-item>
        <text:list-item>
          <text:p text:style-name="P42">Usually operated or owned by national or multinational organizations.</text:p>
        </text:list-item>
        <text:list-item>
          <text:p text:style-name="P42">Comparatively low speed network to LAN and MAN.</text:p>
        </text:list-item>
        <text:list-item>
          <text:p text:style-name="P42">Most often WAN is public.</text:p>
        </text:list-item>
        <text:list-item>
          <text:p text:style-name="P6">Examples- National Banks, Railways, INTERNET etc.</text:p>
        </text:list-item>
      </text:list>
      <text:p text:style-name="P37"><text:span text:style-name="Strong_20_Emphasis"><text:span text:style-name="T3">Personal Area Network</text:span></text:span></text:p>
      <text:p text:style-name="P36">A Personal Area Network is collection of various interconnected devices such as computers, mobile devices, fax machines and printers available closely to an individual user.</text:p>
      <text:p text:style-name="Text_20_body"><draw:frame draw:style-name="fr1" draw:name="graphics6" text:anchor-type="as-char" svg:width="1.9272in" svg:height="1.7917in" draw:z-index="5"><draw:image xlink:href="https://i0.wp.com/techtipnow.in/wp-content/uploads/2021/05/personal-area-network-pan-image.png?resize=185%2C172&amp;ssl=1" xlink:type="simple" xlink:show="embed" xlink:actuate="onLoad"/></draw:frame></text:p>
      <text:p text:style-name="P37"><text:span text:style-name="Strong_20_Emphasis"><text:span text:style-name="T3">Characteristics of PAN</text:span></text:span></text:p>
      <text:list xml:id="list4140055938844875567" text:style-name="L6">
        <text:list-item>
          <text:p text:style-name="P43">Mostly it uses Wi-Fi connectivity.</text:p>
        </text:list-item>
        <text:list-item>
          <text:p text:style-name="P43">Usually operated or owned by individuals.</text:p>
        </text:list-item>
        <text:list-item>
          <text:p text:style-name="P43"><text:soft-page-break/>It covers distance of maximum 10-30mtr.</text:p>
        </text:list-item>
        <text:list-item>
          <text:p text:style-name="P7">Usually PAN is private .</text:p>
        </text:list-item>
      </text:list>
      <text:h text:style-name="P1" text:outline-level="3"><text:bookmark text:name="Network_Topologies"/><text:span text:style-name="Strong_20_Emphasis"><text:span text:style-name="T2">Network Topologies</text:span></text:span></text:h>
      <text:p text:style-name="P36">Network Topology defines the layout or structure of a Computer Network that defines the pattern of all devices connected to each other.</text:p>
      <text:p text:style-name="Text_20_body"><draw:frame draw:style-name="fr1" draw:name="graphics7" text:anchor-type="as-char" svg:width="7.7917in" svg:height="1.5in" draw:z-index="6"><draw:image xlink:href="https://i0.wp.com/techtipnow.in/wp-content/uploads/2021/05/network-topology-image.png?resize=748%2C144&amp;ssl=1" xlink:type="simple" xlink:show="embed" xlink:actuate="onLoad"/></draw:frame></text:p>
      <text:p text:style-name="P37"><text:span text:style-name="Strong_20_Emphasis"><text:span text:style-name="T3">Types of Topology</text:span></text:span></text:p>
      <text:p text:style-name="P36">There are 5 basic Network Topologies:</text:p>
      <text:list xml:id="list2590119151555926697" text:style-name="L7">
        <text:list-item>
          <text:p text:style-name="P44">Star</text:p>
        </text:list-item>
        <text:list-item>
          <text:p text:style-name="P44">Bus or Linear</text:p>
        </text:list-item>
        <text:list-item>
          <text:p text:style-name="P44">Ring (Circular)</text:p>
        </text:list-item>
        <text:list-item>
          <text:p text:style-name="P44">Tree</text:p>
        </text:list-item>
        <text:list-item>
          <text:p text:style-name="P8">Mesh</text:p>
        </text:list-item>
      </text:list>
      <text:p text:style-name="P37"><text:span text:style-name="Strong_20_Emphasis"><text:span text:style-name="T3">Star Topology</text:span></text:span></text:p>
      <text:p text:style-name="P36">It is one of the most commonly used topology.  In a star topology, nodes are not connected to each other, instead are connected to a central device called hub or switch. Information sent by a computer is received by hub/switch, which than determines which node that data needs to send.</text:p>
      <text:p text:style-name="Text_20_body"><draw:frame draw:style-name="fr1" draw:name="graphics8" text:anchor-type="as-char" svg:width="1.8126in" svg:height="1.3646in" draw:z-index="7"><draw:image xlink:href="https://i0.wp.com/techtipnow.in/wp-content/uploads/2021/05/star-topology.png?resize=174%2C131&amp;ssl=1" xlink:type="simple" xlink:show="embed" xlink:actuate="onLoad"/></draw:frame></text:p>
      <text:p text:style-name="P37"><text:span text:style-name="Strong_20_Emphasis"><text:span text:style-name="T3">Advantages of Star Topology</text:span></text:span></text:p>
      <text:list xml:id="list5485532004431732750" text:style-name="L8">
        <text:list-item>
          <text:p text:style-name="P45">It is less expensive.</text:p>
        </text:list-item>
        <text:list-item>
          <text:p text:style-name="P45">Easy to install and update</text:p>
        </text:list-item>
        <text:list-item>
          <text:p text:style-name="P45">Easy troubleshooting</text:p>
        </text:list-item>
        <text:list-item>
          <text:p text:style-name="P45">Robust network</text:p>
        </text:list-item>
        <text:list-item>
          <text:p text:style-name="P9">Easy to add new node</text:p>
        </text:list-item>
      </text:list>
      <text:p text:style-name="P37"><text:soft-page-break/><text:span text:style-name="Strong_20_Emphasis"><text:span text:style-name="T3">Disadvantages of Star Topology</text:span></text:span></text:p>
      <text:list xml:id="list8612526442480307547" text:style-name="L9">
        <text:list-item>
          <text:p text:style-name="P46">If central device (hub/switch) fails, entire network goes down.</text:p>
        </text:list-item>
        <text:list-item>
          <text:p text:style-name="P46">Performance of entire network depends upon central device.</text:p>
        </text:list-item>
        <text:list-item>
          <text:p text:style-name="P10">Needs long cable to connect each node to central device.</text:p>
        </text:list-item>
      </text:list>
      <text:p text:style-name="P37"><text:span text:style-name="Strong_20_Emphasis"><text:span text:style-name="T3">Bus (linear) Topology</text:span></text:span></text:p>
      <text:p text:style-name="P36">It is one of the simplest topology used for network. In bus topology, all the nodes are connected to each other through a single cable generally called ‘backbone’.</text:p>
      <text:p text:style-name="P36">Information transmitted by a node reach to all the nodes connected to network, but information is processed or taken only by that node which address is matched with address contained within information.</text:p>
      <text:p text:style-name="Text_20_body"><draw:frame draw:style-name="fr1" draw:name="graphics9" text:anchor-type="as-char" svg:width="2.4165in" svg:height="1.2709in" draw:z-index="8"><draw:image xlink:href="https://i0.wp.com/techtipnow.in/wp-content/uploads/2021/05/Bus-topology.png?resize=232%2C122&amp;ssl=1" xlink:type="simple" xlink:show="embed" xlink:actuate="onLoad"/></draw:frame></text:p>
      <text:p text:style-name="P37"><text:span text:style-name="Strong_20_Emphasis"><text:span text:style-name="T3">Advantages of Bus (linear) Topology</text:span></text:span></text:p>
      <text:list xml:id="list4946711288473336436" text:style-name="L10">
        <text:list-item>
          <text:p text:style-name="P47">It is very simple to design and install.</text:p>
        </text:list-item>
        <text:list-item>
          <text:p text:style-name="P47">less caballing is required as compared to other topologies.</text:p>
        </text:list-item>
        <text:list-item>
          <text:p text:style-name="P47">Best suited for small network (LAN).</text:p>
        </text:list-item>
        <text:list-item>
          <text:p text:style-name="P47">Very cost effective.</text:p>
        </text:list-item>
        <text:list-item>
          <text:p text:style-name="P11">easily expandable.</text:p>
        </text:list-item>
      </text:list>
      <text:p text:style-name="P37"><text:span text:style-name="Strong_20_Emphasis"><text:span text:style-name="T3">Disadvantages of Bus (linear) Topology</text:span></text:span></text:p>
      <text:list xml:id="list9009585951603982272" text:style-name="L11">
        <text:list-item>
          <text:p text:style-name="P48">Not suitable for large network.</text:p>
        </text:list-item>
        <text:list-item>
          <text:p text:style-name="P48">If cable (backbone) is failed, entire network goes down.</text:p>
        </text:list-item>
        <text:list-item>
          <text:p text:style-name="P48">though its design is simple, it is difficult to diagnose the fault.</text:p>
        </text:list-item>
        <text:list-item>
          <text:p text:style-name="P48">data loss is high</text:p>
        </text:list-item>
        <text:list-item>
          <text:p text:style-name="P12">slow network</text:p>
        </text:list-item>
      </text:list>
      <text:p text:style-name="P37"><text:span text:style-name="Strong_20_Emphasis"><text:span text:style-name="T3">Ring (Circular) Topology</text:span></text:span></text:p>
      <text:p text:style-name="P36">In Ring or Circular topology all connected nodes form a circular path. Each node is connected to it’s two neighboring nodes.</text:p>
      <text:p text:style-name="P36">In this topology Information sent by a node transmits from one node to another node until it reaches to destination node.  Usually data is transmitted in half duplex mode in this topology but it can be duplex mode.</text:p>
      <text:p text:style-name="Text_20_body"><text:soft-page-break/><draw:frame draw:style-name="fr1" draw:name="graphics10" text:anchor-type="as-char" svg:width="1.9272in" svg:height="1.8335in" draw:z-index="9"><draw:image xlink:href="https://i0.wp.com/techtipnow.in/wp-content/uploads/2021/05/Ring_topology.png?resize=185%2C176&amp;ssl=1" xlink:type="simple" xlink:show="embed" xlink:actuate="onLoad"/></draw:frame></text:p>
      <text:p text:style-name="P37"><text:span text:style-name="Strong_20_Emphasis"><text:span text:style-name="T3">Advantages of Ring (Circular) Topology</text:span></text:span></text:p>
      <text:list xml:id="list1764639226845418785" text:style-name="L12">
        <text:list-item>
          <text:p text:style-name="P49">No need of Server control for data transmission.</text:p>
        </text:list-item>
        <text:list-item>
          <text:p text:style-name="P49">Data collision rate is very low as data travels unidirectionaly.</text:p>
        </text:list-item>
        <text:list-item>
          <text:p text:style-name="P49">Easy maintenance and troubleshooting</text:p>
        </text:list-item>
        <text:list-item>
          <text:p text:style-name="P49">High Speed Communication Network.</text:p>
        </text:list-item>
        <text:list-item>
          <text:p text:style-name="P13">Each node has equal access to resources</text:p>
        </text:list-item>
      </text:list>
      <text:p text:style-name="P37"><text:span text:style-name="Strong_20_Emphasis"><text:span text:style-name="T3">Disadvantages of Ring (Circular) Topology</text:span></text:span></text:p>
      <text:list xml:id="list752035105314205314" text:style-name="L13">
        <text:list-item>
          <text:p text:style-name="P50">Failure of any node may cause entire network down.</text:p>
        </text:list-item>
        <text:list-item>
          <text:p text:style-name="P50">Less secured network</text:p>
        </text:list-item>
        <text:list-item>
          <text:p text:style-name="P50">Slower than star topology</text:p>
        </text:list-item>
        <text:list-item>
          <text:p text:style-name="P14">Expensive network as it uses expensive components to establish the network.</text:p>
        </text:list-item>
      </text:list>
      <text:p text:style-name="P37"><text:span text:style-name="Strong_20_Emphasis"><text:span text:style-name="T3">Tree Topology</text:span></text:span></text:p>
      <text:p text:style-name="P36">It is popularly called Star-Bus Topology which is not so commonly used. Devices at lower level are connected to devices at next higher level, which resembles a tree like structure. At higher levels of the tree, often point-to-point or point-to-multipoint connections are used.</text:p>
      <text:p text:style-name="P36">It creates Parent-child hierarchy as there can be only one connection between two nodes and two nodes can have only one mutual connection.</text:p>
      <text:p text:style-name="Text_20_body"><draw:frame draw:style-name="fr1" draw:name="graphics11" text:anchor-type="as-char" svg:width="3.9063in" svg:height="2.552in" draw:z-index="10"><draw:image xlink:href="https://i0.wp.com/techtipnow.in/wp-content/uploads/2021/05/tree-topology.png?resize=375%2C245&amp;ssl=1" xlink:type="simple" xlink:show="embed" xlink:actuate="onLoad"/></draw:frame></text:p>
      <text:p text:style-name="P37"><text:soft-page-break/><text:span text:style-name="Strong_20_Emphasis"><text:span text:style-name="T3">Advantages of Tree Topology</text:span></text:span></text:p>
      <text:list xml:id="list3834943798945553894" text:style-name="L14">
        <text:list-item>
          <text:p text:style-name="P51">It is most suitable for large networks.</text:p>
        </text:list-item>
        <text:list-item>
          <text:p text:style-name="P51">Failure of any node does not affect network communication.</text:p>
        </text:list-item>
        <text:list-item>
          <text:p text:style-name="P51">It is Flexible network because new node can be added easily without interrupting whole network.</text:p>
        </text:list-item>
        <text:list-item>
          <text:p text:style-name="P51">Large community for support.</text:p>
        </text:list-item>
        <text:list-item>
          <text:p text:style-name="P15">It provide highly secured network.</text:p>
        </text:list-item>
      </text:list>
      <text:p text:style-name="P37"><text:span text:style-name="Strong_20_Emphasis"><text:span text:style-name="T3">Disadvantages of Tree Topology</text:span></text:span></text:p>
      <text:list xml:id="list1383934434966204099" text:style-name="L15">
        <text:list-item>
          <text:p text:style-name="P52">It depends upon central cable (backbone), which if fails may stop working of entire network .</text:p>
        </text:list-item>
        <text:list-item>
          <text:p text:style-name="P52">Higher level node failure may affect next level node performance.</text:p>
        </text:list-item>
        <text:list-item>
          <text:p text:style-name="P52">More expensive and complex network.</text:p>
        </text:list-item>
        <text:list-item>
          <text:p text:style-name="P16">Tough maintenance due to large no of components and cables.</text:p>
        </text:list-item>
      </text:list>
      <text:p text:style-name="P37"><text:span text:style-name="Strong_20_Emphasis"><text:span text:style-name="T3">Mesh Topology</text:span></text:span></text:p>
      <text:p text:style-name="P36">In Mesh topology, all the nodes are connected to every other node individually. Each node is capable to send and receive information to and from another node. Generally, Mesh topology does not implement any central Server/Switch/Hub.</text:p>
      <text:p text:style-name="P36">The connections in Mesh topology can be Wired or Wireless.</text:p>
      <text:p text:style-name="Text_20_body"><draw:frame draw:style-name="fr1" draw:name="graphics12" text:anchor-type="as-char" svg:width="2.2398in" svg:height="1.6772in" draw:z-index="11"><draw:image xlink:href="https://i0.wp.com/techtipnow.in/wp-content/uploads/2021/05/mesh_topology.png?resize=215%2C161&amp;ssl=1" xlink:type="simple" xlink:show="embed" xlink:actuate="onLoad"/></draw:frame></text:p>
      <text:p text:style-name="P37"><text:span text:style-name="Strong_20_Emphasis"><text:span text:style-name="T3">Advantages of Mesh Topology</text:span></text:span></text:p>
      <text:list xml:id="list3941738324741525076" text:style-name="L16">
        <text:list-item>
          <text:p text:style-name="P53">It can manage high amount of traffic easily.</text:p>
        </text:list-item>
        <text:list-item>
          <text:p text:style-name="P53">Robust Network as failure of any node doesn’t affect entire network communication.</text:p>
        </text:list-item>
        <text:list-item>
          <text:p text:style-name="P53">New node can be added easily without interrupting network communication.</text:p>
        </text:list-item>
        <text:list-item>
          <text:p text:style-name="P53">Scalable Network as there is no central Server/Hub/Switch/Router. Each node can act as router.</text:p>
        </text:list-item>
        <text:list-item>
          <text:p text:style-name="P17">It provides high security and privacy.</text:p>
        </text:list-item>
      </text:list>
      <text:p text:style-name="P37"><text:span text:style-name="Strong_20_Emphasis"><text:span text:style-name="T3">Disadvantages of Mesh Topology</text:span></text:span></text:p>
      <text:list xml:id="list4520037599220077478" text:style-name="L17">
        <text:list-item>
          <text:p text:style-name="P54">Complex network as each node is connected to every other node and hence needed many connections.</text:p>
        </text:list-item>
        <text:list-item>
          <text:p text:style-name="P54"><text:soft-page-break/>Consumes more power as each node is treated as router and a result it is active for all time.</text:p>
        </text:list-item>
        <text:list-item>
          <text:p text:style-name="P54">Difficult Installation and Maintenance due to its complexity.</text:p>
        </text:list-item>
        <text:list-item>
          <text:p text:style-name="P18">Expensive Network.</text:p>
        </text:list-item>
      </text:list>
      <text:h text:style-name="P1" text:outline-level="3"><text:bookmark text:name="Networking_Devices"/><text:span text:style-name="Strong_20_Emphasis"><text:span text:style-name="T2">Networking Devices</text:span></text:span></text:h>
      <text:list xml:id="list1434838478812131904" text:style-name="L18">
        <text:list-item>
          <text:p text:style-name="P55">Hub</text:p>
        </text:list-item>
        <text:list-item>
          <text:p text:style-name="P55">Switch</text:p>
        </text:list-item>
        <text:list-item>
          <text:p text:style-name="P55">Router</text:p>
        </text:list-item>
        <text:list-item>
          <text:p text:style-name="P55">Gateway</text:p>
        </text:list-item>
        <text:list-item>
          <text:p text:style-name="P55">Repeater</text:p>
        </text:list-item>
        <text:list-item>
          <text:p text:style-name="P55">Ethernet Card</text:p>
        </text:list-item>
        <text:list-item>
          <text:p text:style-name="P19">Modem</text:p>
        </text:list-item>
      </text:list>
      <text:p text:style-name="P37"><text:span text:style-name="Strong_20_Emphasis"><text:span text:style-name="T3">Hub</text:span></text:span></text:p>
      <text:list xml:id="list7072064068417230166" text:style-name="L19">
        <text:list-item>
          <text:p text:style-name="P56">A hub is hardware networking device that connects multiple nodes in a network and send and receive data from all the connected nodes.</text:p>
        </text:list-item>
        <text:list-item>
          <text:p text:style-name="P56">A hub contains multiple ports that are used to connect multiple nodes.</text:p>
        </text:list-item>
        <text:list-item>
          <text:p text:style-name="P56">A hub is best suitable device for creating small home network (LAN).</text:p>
        </text:list-item>
        <text:list-item>
          <text:p text:style-name="P56">A hub transmits data in half duplex mode.</text:p>
        </text:list-item>
        <text:list-item>
          <text:p text:style-name="P56">A hub primarily broadcasted messages.  It means that the data received by hub is sent to all the computers connected with it.</text:p>
        </text:list-item>
        <text:list-item>
          <text:p text:style-name="P56">A hub is considered to be dumb network device. It means that it is not able to filter message and send to selected destination port</text:p>
        </text:list-item>
        <text:list-item>
          <text:p text:style-name="P20">A hub is passive device. It is not equipped with any network software.</text:p>
        </text:list-item>
      </text:list>
      <text:p text:style-name="Text_20_body"><draw:frame draw:style-name="fr1" draw:name="graphics13" text:anchor-type="as-char" svg:width="1.9689in" svg:height="0.698in" draw:z-index="12"><draw:image xlink:href="https://i0.wp.com/techtipnow.in/wp-content/uploads/2021/05/hub.jpg?resize=189%2C67&amp;ssl=1" xlink:type="simple" xlink:show="embed" xlink:actuate="onLoad"/></draw:frame></text:p>
      <text:p text:style-name="P37"><text:span text:style-name="Strong_20_Emphasis"><text:span text:style-name="T3">Switch</text:span></text:span></text:p>
      <text:list xml:id="list2254098939171063176" text:style-name="L20">
        <text:list-item>
          <text:p text:style-name="P57">A switch is a hardware networking device that connects multiple nodes, receives information from all nodes and sends it only to the selected node.</text:p>
        </text:list-item>
        <text:list-item>
          <text:p text:style-name="P57">A switch has multiple ports to connect with multiple nodes.</text:p>
        </text:list-item>
        <text:list-item>
          <text:p text:style-name="P57">A switch is called intelligent hub as it analyses and receives data and send it to intended node.</text:p>
        </text:list-item>
        <text:list-item>
          <text:p text:style-name="P57">A switch transmits data in duplex mode.</text:p>
        </text:list-item>
        <text:list-item>
          <text:p text:style-name="P57">A switch uses MAC Address to send data to selected node.</text:p>
        </text:list-item>
        <text:list-item>
          <text:p text:style-name="P21">A switch is active device.  It is equipped with network software.</text:p>
        </text:list-item>
      </text:list>
      <text:p text:style-name="Text_20_body"><text:soft-page-break/><draw:frame draw:style-name="fr1" draw:name="graphics14" text:anchor-type="as-char" svg:width="2.6354in" svg:height="0.6043in" draw:z-index="13"><draw:image xlink:href="https://i0.wp.com/techtipnow.in/wp-content/uploads/2021/05/switch-23318_640.png?resize=253%2C58&amp;ssl=1" xlink:type="simple" xlink:show="embed" xlink:actuate="onLoad"/></draw:frame></text:p>
      <text:p text:style-name="P37"><text:span text:style-name="Strong_20_Emphasis"><text:span text:style-name="T3">Router</text:span></text:span></text:p>
      <text:list xml:id="list8287788686956901842" text:style-name="L21">
        <text:list-item>
          <text:p text:style-name="P58">A router is a hardware networking device that connects multiple physical networks that follows different protocols.</text:p>
        </text:list-item>
        <text:list-item>
          <text:p text:style-name="P58">A router is responsible for receiving, analyzing and moving incoming data packets to another network.</text:p>
        </text:list-item>
        <text:list-item>
          <text:p text:style-name="P58">A router ensures that packets are travelling the most efficient paths to their destinations based on data properties.</text:p>
        </text:list-item>
        <text:list-item>
          <text:p text:style-name="P58">A router is best suitable for WAN (Internet).</text:p>
        </text:list-item>
        <text:list-item>
          <text:p text:style-name="P22">Link failure between routers doesn’t stop network. If a link fails between two routers, the sending router determines an alternate route to keep traffic moving.</text:p>
        </text:list-item>
      </text:list>
      <text:p text:style-name="Text_20_body"><draw:frame draw:style-name="fr1" draw:name="graphics15" text:anchor-type="as-char" svg:width="1.9374in" svg:height="1.448in" draw:z-index="14"><draw:image xlink:href="https://i0.wp.com/techtipnow.in/wp-content/uploads/2021/05/Router.png?resize=186%2C139&amp;ssl=1" xlink:type="simple" xlink:show="embed" xlink:actuate="onLoad"/></draw:frame></text:p>
      <text:p text:style-name="P37"><text:span text:style-name="Strong_20_Emphasis"><text:span text:style-name="T3">Gateway</text:span></text:span></text:p>
      <text:list xml:id="list8337176628073614062" text:style-name="L22">
        <text:list-item>
          <text:p text:style-name="P59">A gateway is a node considered as the entrance point to other networks, so that different networks can communicate with each other.</text:p>
        </text:list-item>
        <text:list-item>
          <text:p text:style-name="P59">It connects different network follows different protocols and different properties.</text:p>
        </text:list-item>
        <text:list-item>
          <text:p text:style-name="P59">Gateway can be any software, hardware or combination of both.</text:p>
        </text:list-item>
        <text:list-item>
          <text:p text:style-name="P59">Gateway can acts as a proxy server or firewall.</text:p>
        </text:list-item>
        <text:list-item>
          <text:p text:style-name="P23">Generally Router is used as Gateway device in Computer Network.</text:p>
        </text:list-item>
      </text:list>
      <text:p text:style-name="P37"><text:span text:style-name="Strong_20_Emphasis"><text:span text:style-name="T3">Repeater</text:span></text:span></text:p>
      <text:list xml:id="list8461893613625024029" text:style-name="L23">
        <text:list-item>
          <text:p text:style-name="P60">Repeater is used to boost strength of a signal being transmitted on a network.</text:p>
        </text:list-item>
        <text:list-item>
          <text:p text:style-name="P60">Repeater is generally used in long distance network where chances of signal loss is more.</text:p>
        </text:list-item>
        <text:list-item>
          <text:p text:style-name="P60">Repeater actually copy the weak signals and regenerate it with full strength.</text:p>
        </text:list-item>
        <text:list-item>
          <text:p text:style-name="P60">Repeater are used to connect similar networks.</text:p>
        </text:list-item>
        <text:list-item>
          <text:p text:style-name="P24">Repeaters are cost effective and do not require any processing overhead.</text:p>
        </text:list-item>
      </text:list>
      <text:p text:style-name="Text_20_body"><draw:frame draw:style-name="fr1" draw:name="graphics16" text:anchor-type="as-char" svg:width="2.052in" svg:height="0.7602in" draw:z-index="15"><draw:image xlink:href="https://i0.wp.com/techtipnow.in/wp-content/uploads/2021/05/repeater.png?resize=197%2C73&amp;ssl=1" xlink:type="simple" xlink:show="embed" xlink:actuate="onLoad"/></draw:frame></text:p>
      <text:p text:style-name="P37"><text:span text:style-name="Strong_20_Emphasis"><text:span text:style-name="T3">Ethernets Card</text:span></text:span></text:p>
      <text:list xml:id="list3909954201613496572" text:style-name="L24">
        <text:list-item>
          <text:p text:style-name="P61"><text:soft-page-break/>Also known as by many names like- Internal Network Card, Network Adapter, Network Interface Card (NIC) or LAN Card.</text:p>
        </text:list-item>
        <text:list-item>
          <text:p text:style-name="P61">It establish a physical connection between Computer and a Network.</text:p>
        </text:list-item>
        <text:list-item>
          <text:p text:style-name="P61">It act as an interface between Computer and a Network where it converts electrical signals received from a network to digital signal that computer understood.</text:p>
        </text:list-item>
        <text:list-item>
          <text:p text:style-name="P25">Now a days it is inbuilt in motherboard of Computer, laptop. We can also mount it separately in motherboard incase of failure of pre installed card.</text:p>
        </text:list-item>
      </text:list>
      <text:p text:style-name="Text_20_body"><draw:frame draw:style-name="fr1" draw:name="graphics17" text:anchor-type="as-char" svg:width="2.1563in" svg:height="1.1563in" draw:z-index="16"><draw:image xlink:href="https://i0.wp.com/techtipnow.in/wp-content/uploads/2021/05/nic.jpg?resize=207%2C111&amp;ssl=1" xlink:type="simple" xlink:show="embed" xlink:actuate="onLoad"/></draw:frame></text:p>
      <text:p text:style-name="P37"><text:span text:style-name="Strong_20_Emphasis"><text:span text:style-name="T3">Modem</text:span></text:span></text:p>
      <text:list xml:id="list1299573700650084186" text:style-name="L25">
        <text:list-item>
          <text:p text:style-name="P62">Modem refers to MOdulator DEModulator.</text:p>
        </text:list-item>
        <text:list-item>
          <text:p text:style-name="P62">It converts Internet Signals (Analog) into digital signals (computer signals) and vice versa.</text:p>
        </text:list-item>
        <text:list-item>
          <text:p text:style-name="P62">To connect with Internet Modem plays the most important role.</text:p>
        </text:list-item>
        <text:list-item>
          <text:p text:style-name="P62">Modem is also of two types</text:p>
          <text:list>
            <text:list-item>
              <text:p text:style-name="P62">Internal- which is pre-installed in computer motherboard.</text:p>
            </text:list-item>
            <text:list-item>
              <text:p text:style-name="P62">external- which is external device can be connected to computer.</text:p>
            </text:list-item>
          </text:list>
        </text:list-item>
        <text:list-item>
          <text:p text:style-name="P62">converting analog signals to digital signal is called demodulation.</text:p>
        </text:list-item>
        <text:list-item>
          <text:p text:style-name="P26">converting digital signals to analog signal is called modulation.</text:p>
        </text:list-item>
      </text:list>
      <text:p text:style-name="Text_20_body"><draw:frame draw:style-name="fr1" draw:name="graphics18" text:anchor-type="as-char" svg:width="2.7291in" svg:height="1.8228in" draw:z-index="17"><draw:image xlink:href="https://i0.wp.com/techtipnow.in/wp-content/uploads/2021/05/modem.png?resize=262%2C175&amp;ssl=1" xlink:type="simple" xlink:show="embed" xlink:actuate="onLoad"/></draw:frame></text:p>
      <text:p text:style-name="P37"><text:span text:style-name="Strong_20_Emphasis"><text:span text:style-name="T3">RJ45</text:span></text:span></text:p>
      <text:list xml:id="list8093816549832570373" text:style-name="L26">
        <text:list-item>
          <text:p text:style-name="P63">RJ45, also called Registered Jack-45is an eight pin connector that is used exclusively with Ethernet cables for networking.</text:p>
        </text:list-item>
        <text:list-item>
          <text:p text:style-name="P27">It is a small plastic plug that fits into jack given in Ethernet card present in CPU</text:p>
        </text:list-item>
      </text:list>
      <text:p text:style-name="Text_20_body"><text:soft-page-break/><draw:frame draw:style-name="fr1" draw:name="graphics19" text:anchor-type="as-char" svg:width="2.1146in" svg:height="1.5835in" draw:z-index="18"><draw:image xlink:href="https://i0.wp.com/techtipnow.in/wp-content/uploads/2022/11/RJ45-2.jpg?resize=203%2C152&amp;ssl=1" xlink:type="simple" xlink:show="embed" xlink:actuate="onLoad"/></draw:frame></text:p>
      <text:p text:style-name="P37"><text:span text:style-name="Strong_20_Emphasis"><text:span text:style-name="T3">Wifi Card</text:span></text:span></text:p>
      <text:list xml:id="list3367556516384566237" text:style-name="L27">
        <text:list-item>
          <text:p text:style-name="P64">A Wi-Fi card is used to connect your Computer to a particular Wi-Fi network.</text:p>
        </text:list-item>
        <text:list-item>
          <text:p text:style-name="P64">It is connected in either USB port or card slot present in motherboard of Computer.</text:p>
        </text:list-item>
        <text:list-item>
          <text:p text:style-name="P28">It can work as both a receiver or transmitter.</text:p>
        </text:list-item>
      </text:list>
      <text:p text:style-name="Text_20_body"><draw:frame draw:style-name="fr1" draw:name="graphics20" text:anchor-type="as-char" svg:width="2.1874in" svg:height="1.8228in" draw:z-index="19"><draw:image xlink:href="https://i0.wp.com/techtipnow.in/wp-content/uploads/2022/11/Wi-Fi-Card.png?resize=210%2C175&amp;ssl=1" xlink:type="simple" xlink:show="embed" xlink:actuate="onLoad"/></draw:frame></text:p>
      <text:h text:style-name="P1" text:outline-level="3"><text:bookmark text:name="Internet_and_Web_Services"/><text:span text:style-name="Strong_20_Emphasis"><text:span text:style-name="T2">Internet and Web Service</text:span></text:span><text:span text:style-name="T2">s</text:span></text:h>
      <text:p text:style-name="P37"><text:span text:style-name="Strong_20_Emphasis"><text:span text:style-name="T3">What is Internet?</text:span></text:span></text:p>
      <text:p text:style-name="P35">“<text:span text:style-name="T1">Interconnected Network”</text:span></text:p>
      <text:p text:style-name="P36">Internet is independent global network system of countless computers and electronic devices scattered around the globe connected to each other wirelessly or wirely with the help of various devices such as satellite, routers, wires and modems, for sharing information and communicating with each other.</text:p>
      <text:p text:style-name="P37"><text:span text:style-name="Strong_20_Emphasis"><text:span text:style-name="T3">World Wide Web</text:span></text:span></text:p>
      <text:p text:style-name="P36">World Wide Web popularly called ‘Web’ is a leading information sharing service of the Internet, which was developed by Tim Berners Lee in 1989 to give user access to wide range of documents that are connected to each other by hyperlink and written in HTML.</text:p>
      <text:list xml:id="list3348751496103027254" text:style-name="L28">
        <text:list-item>
          <text:p text:style-name="P65">Content of HTML documents can be any text, graphics, audio or video.</text:p>
        </text:list-item>
        <text:list-item>
          <text:p text:style-name="P65">Every HTML Document is can be accessed by its unique address known as URL</text:p>
        </text:list-item>
        <text:list-item>
          <text:p text:style-name="P65">To read HTML Documents Web Browser is used.</text:p>
        </text:list-item>
        <text:list-item>
          <text:p text:style-name="P29">HTTP is used to transfer documents from Server to Client.</text:p>
        </text:list-item>
      </text:list>
      <text:p text:style-name="P37"><text:span text:style-name="Strong_20_Emphasis"><text:span text:style-name="T3">Difference between Internet and WWW</text:span></text:span></text:p>
      <table:table table:name="Table1" table:style-name="Table1">
        <table:table-column table:style-name="Table1.A"/>
        <table:table-column table:style-name="Table1.B"/>
        <text:soft-page-break/>
        <table:table-row>
          <table:table-cell table:style-name="Table1.A1" office:value-type="string">
            <text:p text:style-name="Table_20_Contents"><text:span text:style-name="Strong_20_Emphasis">Internet</text:span></text:p>
          </table:table-cell>
          <table:table-cell table:style-name="Table1.A1" office:value-type="string">
            <text:p text:style-name="Table_20_Contents"><text:span text:style-name="Strong_20_Emphasis">WWW</text:span></text:p>
          </table:table-cell>
        </table:table-row>
        <table:table-row>
          <table:table-cell table:style-name="Table1.A1" office:value-type="string">
            <text:p text:style-name="Table_20_Contents">Internet is primarily hardware based</text:p>
          </table:table-cell>
          <table:table-cell table:style-name="Table1.A1" office:value-type="string">
            <text:p text:style-name="Table_20_Contents">WWW is primarily software based</text:p>
          </table:table-cell>
        </table:table-row>
        <table:table-row>
          <table:table-cell table:style-name="Table1.A1" office:value-type="string">
            <text:p text:style-name="Table_20_Contents">Internet is networking infrastructure that connects devices together</text:p>
          </table:table-cell>
          <table:table-cell table:style-name="Table1.A1" office:value-type="string">
            <text:p text:style-name="Table_20_Contents">WWW is collection of information that can be access through Internet</text:p>
          </table:table-cell>
        </table:table-row>
        <table:table-row>
          <table:table-cell table:style-name="Table1.A1" office:value-type="string">
            <text:p text:style-name="Table_20_Contents">Internet uses TCP/IP for communication</text:p>
          </table:table-cell>
          <table:table-cell table:style-name="Table1.A1" office:value-type="string">
            <text:p text:style-name="Table_20_Contents">WWW uses HTTP/HTTPS for communication</text:p>
          </table:table-cell>
        </table:table-row>
      </table:table>
      <text:p text:style-name="P37"><text:span text:style-name="Strong_20_Emphasis"><text:span text:style-name="T3">HTML (Hypertext Markup Language)</text:span></text:span></text:p>
      <text:list xml:id="list340808986375161078" text:style-name="L29">
        <text:list-item>
          <text:p text:style-name="P66">HTML or Hypertext Markup Language is basically used to design and format a web page.</text:p>
        </text:list-item>
        <text:list-item>
          <text:p text:style-name="P66">HTML were developed by Tim Berner Lee in 1991</text:p>
        </text:list-item>
        <text:list-item>
          <text:p text:style-name="P66">HTML contains different tags putted inside &lt;&gt; used in designing web page.</text:p>
        </text:list-item>
        <text:list-item>
          <text:p text:style-name="P30">Ideally it is a formatting language not a programming language.</text:p>
        </text:list-item>
      </text:list>
      <text:p text:style-name="P37"><text:span text:style-name="Strong_20_Emphasis"><text:span text:style-name="T3">Website</text:span></text:span></text:p>
      <text:p text:style-name="P36">A website is collection of web pages which can be interlinked with each other, hosted on a web server and written using HTML.</text:p>
      <text:p text:style-name="Text_20_body"><draw:frame draw:style-name="fr1" draw:name="graphics21" text:anchor-type="as-char" svg:width="1.948in" svg:height="1.4374in" draw:z-index="20"><draw:image xlink:href="https://i0.wp.com/techtipnow.in/wp-content/uploads/2021/05/website.jpg?resize=187%2C138&amp;ssl=1" xlink:type="simple" xlink:show="embed" xlink:actuate="onLoad"/></draw:frame></text:p>
      <text:p text:style-name="P37"><text:span text:style-name="Strong_20_Emphasis"><text:span text:style-name="T3">URL</text:span></text:span></text:p>
      <text:p text:style-name="P36">A URL stands for Uniform Resource Locator also referred to as web address is a unique identifier used to specify unique address of a website. For example https://www.microsoft.com</text:p>
      <text:p text:style-name="P37"><text:span text:style-name="Strong_20_Emphasis"><text:span text:style-name="T3">Compoents of URL:</text:span></text:span></text:p>
      <text:list xml:id="list8778874164262996309" text:style-name="L30">
        <text:list-item>
          <text:p text:style-name="P67">Protocol</text:p>
        </text:list-item>
        <text:list-item>
          <text:p text:style-name="P67">Name or Address of Server</text:p>
        </text:list-item>
        <text:list-item>
          <text:p text:style-name="P31">Location of File on Server</text:p>
        </text:list-item>
      </text:list>
      <text:p text:style-name="Text_20_body"><draw:frame draw:style-name="fr1" draw:name="graphics22" text:anchor-type="as-char" svg:width="4.3957in" svg:height="1.0209in" draw:z-index="21"><draw:image xlink:href="https://i0.wp.com/techtipnow.in/wp-content/uploads/2021/02/urlimg.png?resize=422%2C98&amp;ssl=1" xlink:type="simple" xlink:show="embed" xlink:actuate="onLoad"/></draw:frame></text:p>
      <text:p text:style-name="P37"><text:span text:style-name="Strong_20_Emphasis"><text:span text:style-name="T3">Domain Names</text:span></text:span></text:p>
      <text:list xml:id="list7417688516206366743" text:style-name="L31">
        <text:list-item>
          <text:p text:style-name="P68">Domain name is referred as the name given to a website hosted in computer server, so that it can be accessed over the Internet.</text:p>
        </text:list-item>
        <text:list-item>
          <text:p text:style-name="P32"><text:soft-page-break/>Domain names also called hostnames is given against IP address of computer server hosting website.</text:p>
        </text:list-item>
      </text:list>
      <text:p text:style-name="P37"><text:span text:style-name="Strong_20_Emphasis"><text:span text:style-name="T3">Web Server</text:span></text:span></text:p>
      <text:p text:style-name="P36">Web Server: A web server is a computer used to store and respond to web related request. It handles HTTP request and deliver web pages.</text:p>
      <text:list xml:id="list2374327787435177579" text:style-name="L32">
        <text:list-item>
          <text:p text:style-name="P69">Web Server is used for Web hosting or hosting for website or web application.</text:p>
        </text:list-item>
        <text:list-item>
          <text:p text:style-name="P69">Web Server can also support FTP and SMTP.</text:p>
        </text:list-item>
        <text:list-item>
          <text:p text:style-name="P69">A Web Server may consist of Hardware and Software both.</text:p>
        </text:list-item>
        <text:list-item>
          <text:p text:style-name="P69">Web Server hardware is basically a computer which stores Web Server software and content related to website such as text, images, html and css code, script code, audio/video files etc.</text:p>
        </text:list-item>
        <text:list-item>
          <text:p text:style-name="P33">Web Server software are programs that accept http request from web browser and respond those request.</text:p>
        </text:list-item>
      </text:list>
      <text:p text:style-name="P37"><text:span text:style-name="Strong_20_Emphasis"><text:span text:style-name="T3">Web Hosting</text:span></text:span></text:p>
      <text:p text:style-name="P36">Web hosting is a service that provide resources such as CPU, RAM, Storage, connection and necessary services to store, manage and serve a website or application in Internet and make it part of www. Once a website or application is hosted, it can be accessed from any computer connected to Internet.</text:p>
      <text:p text:style-name="P37"><text:span text:style-name="Strong_20_Emphasis"><text:span text:style-name="T3">Web Browser</text:span></text:span></text:p>
      <text:p text:style-name="P36">A Web browser is an application software which enable use to view information available in Internet. It display information retrieved from web server in HTML format.</text:p>
      <text:p text:style-name="P36">Examples-</text:p>
      <text:list xml:id="list5219881951660085218" text:style-name="L33">
        <text:list-item>
          <text:p text:style-name="P70"><text:span text:style-name="Emphasis"><text:span text:style-name="T3">Google Chrome</text:span></text:span></text:p>
        </text:list-item>
        <text:list-item>
          <text:p text:style-name="P70"><text:span text:style-name="Emphasis"><text:span text:style-name="T3">Mozilla Firefox</text:span></text:span></text:p>
        </text:list-item>
        <text:list-item>
          <text:p text:style-name="P70"><text:span text:style-name="Emphasis"><text:span text:style-name="T3">Internet Explorer</text:span></text:span></text:p>
        </text:list-item>
        <text:list-item>
          <text:p text:style-name="P34"><text:span text:style-name="Emphasis"><text:span text:style-name="T3">Opera</text:spa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13T21:36:02.97</meta:creation-date>
    <meta:document-statistic meta:table-count="1" meta:image-count="22" meta:object-count="0" meta:page-count="14" meta:paragraph-count="260" meta:word-count="2515" meta:character-count="14793"/>
    <dc:date>2023-12-13T22:11:05.03</dc:date>
    <meta:editing-duration>PT20M1S</meta:editing-duration>
    <meta:editing-cycles>1</meta:editing-cycles>
    <meta:generator>OpenOffice/4.1.14$Win32 OpenOffice.org_project/4114m1$Build-9811</meta:generator>
  </office:meta>
</office:document-meta>
</file>